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29cm" fo:min-width="20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4cm" svg:height="13.779cm" svg:x="5cm" svg:y="4cm">
          <draw:text-box>
            <text:p>1. 误差和错误有什么区别？</text:p>
            <text:p/>
            <text:p>2. 声音能在真空中传播吗？为什么？</text:p>
            <text:p/>
            <text:p>3. 对还是错：声音在空气中的传播速度是340 m/s。</text:p>
            <text:p/>
            <text:p>4. 世界上存在绝对静止的物体吗？为什么？</text:p>
            <text:p/>
            <text:p>5. 两个物体的运动速度分别是1 m/s和4 km/h， 哪个速度更快？</text:p>
            <text:p/>
            <text:p>6. 一般来讲，声音在气体、液体、固体中的传播速度哪个最快？哪个最慢？</text:p>
            <text:p/>
            <text:p>7. 声速在同一中介质中随温度升高会有什么变化？</text:p>
            <text:p/>
            <text:p>8. 一般人能听到的声音频率在什么范围？</text:p>
            <text:p/>
            <text:p>9. 物体产生响度大小和什么因素有关？</text:p>
            <text:p/>
            <text:p>10. 声音有哪几个特性？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9S</meta:editing-duration>
    <meta:editing-cycles>8</meta:editing-cycles>
    <meta:generator>OpenOffice/4.1.15$Win32 OpenOffice.org_project/4115m2$Build-9813</meta:generator>
    <dc:date>2025-10-17T22:33:16.55</dc:date>
    <dc:creator>Eric Zhang</dc:creator>
    <meta:document-statistic meta:object-count="24"/>
  </office:meta>
</office:document-meta>
</file>